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2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4.6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0.767cm"/>
    </style:style>
    <style:style style:name="gr8" style:family="graphic" style:parent-style-name="standard">
      <style:graphic-properties draw:auto-grow-height="false" fo:min-height="0.749cm" fo:min-width="0.499cm" fo:wrap-option="no-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1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3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1.0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text-properties fo:font-size="5pt" style:font-size-asian="5pt" style:font-size-complex="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8cm" svg:height="1.585cm" svg:x="5.6cm" svg:y="1.3cm">
          <draw:text-box>
            <text:p text:style-name="P1"><text:span text:style-name="T1"><text:s text:c="6"/></text:span><text:span text:style-name="T1">三层拦截器</text:span></text:p>
            <text:p text:style-name="P1"><text:span text:style-name="T2"><text:s text:c="11"/></text:span></text:p>
          </draw:text-box>
        </draw:frame>
        <draw:custom-shape draw:style-name="gr2" draw:text-style-name="P1" draw:layer="layout" svg:width="1.28cm" svg:height="1.292cm" svg:x="5.569cm" svg:y="2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0.394cm" svg:height="1.293cm" svg:x="6.061cm" svg:y="4.2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4.335cm" svg:height="1.83cm" svg:x="3.992cm" svg:y="5.723cm">
          <text:p text:style-name="P1"><text:span text:style-name="T2">判断请求类型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0.394cm" svg:height="1.292cm" svg:x="5.963cm" svg:y="7.6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.947cm" svg:height="1.115cm" svg:x="6.159cm" svg:y="7.895cm">
          <draw:text-box>
            <text:p><text:span text:style-name="T2">一般请求</text:span></text:p>
          </draw:text-box>
        </draw:frame>
        <draw:custom-shape draw:style-name="gr2" draw:text-style-name="P1" draw:layer="layout" svg:width="2.266cm" svg:height="0.323cm" svg:x="8.425cm" svg:y="6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2.672cm" svg:height="1.115cm" svg:x="8.512cm" svg:y="5.526cm">
          <draw:text-box>
            <text:p><text:span text:style-name="T2">文件上传请求</text:span></text:p>
          </draw:text-box>
        </draw:frame>
        <draw:custom-shape draw:style-name="gr3" draw:text-style-name="P2" draw:layer="layout" svg:width="2.856cm" svg:height="1.4cm" svg:x="11.085cm" svg:y="5.778cm">
          <text:p text:style-name="P1"><text:span text:style-name="T2">文件上传类处理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33cm" svg:height="1.831cm" svg:x="3.992cm" svg:y="9.169cm">
          <text:p text:style-name="P1"><text:span text:style-name="T2">解析请求数据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2.412cm" svg:height="1.077cm" svg:x="3.992cm" svg:y="11.969cm">
          <text:p text:style-name="P1"><text:span text:style-name="T2">RequestCustom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4.99cm" svg:height="1.115cm" svg:x="6.982cm" svg:y="2.834cm">
          <draw:text-box>
            <text:p text:style-name="P1"><text:span text:style-name="T2"><text:s text:c="2"/></text:span><text:span text:style-name="T2">RequestParameterFilter</text:span></text:p>
          </draw:text-box>
        </draw:frame>
        <draw:custom-shape draw:style-name="gr2" draw:text-style-name="P1" draw:layer="layout" svg:width="0.296cm" svg:height="0.862cm" svg:x="6.088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198cm" svg:height="4.523cm" svg:x="12.365cm" svg:y="7.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82cm" svg:height="0.754cm" svg:x="8.918cm" svg:y="13.4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054cm" svg:height="1.292cm" svg:x="4.682cm" svg:y="15.523cm">
          <text:p text:style-name="P1"><text:span text:style-name="T2">请求处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153cm" svg:height="1.185cm" svg:x="9.016cm" svg:y="15.523cm">
          <text:p text:style-name="P1"><text:span text:style-name="T2">请求处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59cm" svg:height="1.077cm" svg:x="13.449cm" svg:y="15.631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221cm" svg:height="1.115cm" svg:x="3.894cm" svg:y="14.895cm">
          <draw:text-box>
            <text:p><text:span text:style-name="T2">堆栈</text:span></text:p>
          </draw:text-box>
        </draw:frame>
        <draw:custom-shape draw:style-name="gr8" draw:layer="layout" svg:width="13.2cm" svg:height="3.016cm" svg:x="3.5cm" svg:y="14.3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9" draw:text-style-name="P1" draw:layer="layout" svg:x1="7.736cm" svg:y1="16.169cm" svg:x2="9.017cm" svg:y2="16.169cm">
          <text:p/>
        </draw:line>
        <draw:line draw:style-name="gr9" draw:text-style-name="P1" draw:layer="layout" svg:x1="12.169cm" svg:y1="16.169cm" svg:x2="13.45cm" svg:y2="16.169cm">
          <text:p/>
        </draw:line>
        <draw:frame draw:style-name="gr10" draw:text-style-name="P4" draw:layer="layout" svg:width="2.363cm" svg:height="1.076cm" svg:x="7.835cm" svg:y="15.416cm">
          <draw:text-box>
            <text:p><text:span text:style-name="T3">next()</text:span></text:p>
          </draw:text-box>
        </draw:frame>
        <draw:frame draw:style-name="gr10" draw:text-style-name="P4" draw:layer="layout" svg:width="2.365cm" svg:height="1.076cm" svg:x="12.07cm" svg:y="15.739cm">
          <draw:text-box>
            <text:p><text:span text:style-name="T3">next()</text:span></text:p>
          </draw:text-box>
        </draw:frame>
        <draw:custom-shape draw:style-name="gr2" draw:text-style-name="P1" draw:layer="layout" svg:width="0.488cm" svg:height="0.839cm" svg:x="9.312cm" svg:y="17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7.191cm" svg:height="1.616cm" svg:x="5.981cm" svg:y="18.4cm">
          <text:p text:style-name="P1"><text:span text:style-name="T2">逻辑是否继续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0.296cm" svg:height="0.992cm" svg:x="9.404cm" svg:y="20.1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0.858cm" svg:height="0.735cm" svg:x="9.5cm" svg:y="20.2cm">
          <draw:text-box>
            <text:p><text:span text:style-name="T2">是</text:span></text:p>
          </draw:text-box>
        </draw:frame>
        <draw:custom-shape draw:style-name="gr2" draw:text-style-name="P2" draw:layer="layout" svg:width="1.478cm" svg:height="0.431cm" svg:x="13.222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0.856cm" svg:height="0.735cm" svg:x="13.344cm" svg:y="18.465cm">
          <draw:text-box>
            <text:p text:style-name="P1"><text:span text:style-name="T2">否</text:span></text:p>
          </draw:text-box>
        </draw:frame>
        <draw:custom-shape draw:style-name="gr2" draw:text-style-name="P1" draw:layer="layout" svg:width="0.818cm" svg:height="0.862cm" svg:x="14.8cm" svg:y="18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12.116cm" svg:height="1.077cm" svg:x="3.484cm" svg:y="21.2cm">
          <text:p text:style-name="P1"><text:span text:style-name="T2">RequestServerFilter</text:span></text:p>
          <text:p text:style-name="P1"><text:span text:style-name="T2">(</text:span><text:span text:style-name="T2">保留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86cm" svg:height="0.9cm" svg:x="9.214cm" svg:y="2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5.024cm" svg:height="1.508cm" svg:x="7.1cm" svg:y="23.392cm">
          <text:p text:style-name="P1">…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0.6cm" svg:height="1cm" svg:x="9.2cm" svg:y="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9cm" svg:height="0.9cm" svg:x="9.1cm" svg:y="26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3" draw:layer="layout" svg:width="2.372cm" svg:height="0.988cm" svg:x="10.228cm" svg:y="26.412cm">
          <draw:text-box>
            <text:p>路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c </meta:initial-creator>
    <meta:creation-date>2013-12-19T23:14:57</meta:creation-date>
    <dc:date>2013-12-19T23:52:35</dc:date>
    <dc:creator>ec </dc:creator>
    <meta:editing-duration>PT33M53S</meta:editing-duration>
    <meta:editing-cycles>3</meta:editing-cycles>
    <meta:generator>LibreOffice/3.5$Linux_X86_64 LibreOffice_project/350m1$Build-2</meta:generator>
    <meta:document-statistic meta:object-count="37"/>
  </office:meta>
</office:document-meta>
</file>